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4.169cm" fo:min-width="7.239cm"/>
    </style:style>
    <style:style style:name="gr3" style:family="graphic" style:parent-style-name="standard">
      <style:graphic-properties draw:marker-start="Arrowheads_20_1" draw:marker-start-width="0.3cm" draw:marker-end="Arrowheads_20_2" draw:marker-end-width="0.3cm" draw:textarea-vertical-align="to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middle" fo:min-height="0.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52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4.718cm" fo:min-width="9.951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fo:min-height="0.37cm"/>
      <style:paragraph-properties style:writing-mode="lr-tb"/>
    </style:style>
    <style:style style:name="P1" style:family="paragraph">
      <style:text-properties style:font-name="Verdana"/>
    </style:style>
    <style:style style:name="P2" style:family="paragraph">
      <loext:graphic-properties draw:fill="none" draw:fill-color="#ffffff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Verdana" fo:font-size="88pt" style:font-size-asian="88pt" style:font-size-complex="8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Nachlieli CLM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Nachlieli CLM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sub 58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592cm" svg:height="4.023cm" svg:x="7.479cm" svg:y="8.596cm">
          <draw:text-box>
            <text:p text:style-name="P1"><text:span text:style-name="T1">Kirby</text:span></text:p>
          </draw:text-box>
        </draw:frame>
        <draw:custom-shape draw:style-name="gr2" draw:text-style-name="P3" draw:layer="controls" svg:width="7.739cm" svg:height="4.419cm" svg:x="7.985cm" svg:y="8.398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controls" svg:x1="7.985cm" svg:y1="13.599cm" svg:x2="15.742cm" svg:y2="13.599cm">
          <text:p text:style-name="P4">tw</text:p>
        </draw:line>
        <draw:line draw:style-name="gr3" draw:text-style-name="P4" draw:layer="controls" svg:x1="5.566cm" svg:y1="12.817cm" svg:x2="5.566cm" svg:y2="8.456cm">
          <text:p text:style-name="P4">th</text:p>
        </draw:line>
        <draw:custom-shape draw:style-name="gr4" draw:text-style-name="P4" draw:layer="controls" svg:width="0.185cm" svg:height="0.185cm" svg:x="7.985cm" svg:y="11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controls" svg:width="1.467cm" svg:height="0.662cm" svg:x="7.771cm" svg:y="11.71cm">
          <draw:text-box>
            <text:p text:style-name="P5"><text:span text:style-name="T2">x</text:span><text:span text:style-name="T3">0</text:span><text:span text:style-name="T2">,y</text:span><text:span text:style-name="T3">0</text:span></text:p>
          </draw:text-box>
        </draw:frame>
        <draw:frame draw:style-name="gr6" draw:text-style-name="P7" draw:layer="controls" svg:width="1.864cm" svg:height="0.773cm" svg:x="7.571cm" svg:y="8.942cm">
          <draw:text-box>
            <text:p text:style-name="P5"><text:span text:style-name="T2">x</text:span><text:span text:style-name="T3">1</text:span><text:span text:style-name="T2">,y</text:span><text:span text:style-name="T4">1</text:span></text:p>
          </draw:text-box>
        </draw:frame>
        <draw:line draw:style-name="gr3" draw:text-style-name="P4" draw:layer="controls" svg:x1="7.136cm" svg:y1="11.822cm" svg:x2="7.136cm" svg:y2="9.561cm">
          <text:p text:style-name="P4">ch</text:p>
        </draw:line>
        <draw:custom-shape draw:style-name="gr4" draw:text-style-name="P4" draw:layer="controls" svg:width="0.185cm" svg:height="0.185cm" svg:x="7.985cm" svg:y="9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controls" svg:width="1.095cm" svg:height="0.53cm" svg:x="6.74cm" svg:y="14.0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4" draw:layer="controls" svg:width="1.935cm" svg:height="0.53cm" svg:x="6.727cm" svg:y="14.85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  <draw:page draw:name="page2" draw:style-name="dp1" draw:master-page-name="Default">
        <draw:frame draw:style-name="gr1" draw:text-style-name="P2" draw:layer="layout" svg:width="8.592cm" svg:height="4.023cm" svg:x="7.479cm" svg:y="8.596cm">
          <draw:text-box>
            <text:p text:style-name="P1"><text:span text:style-name="T1">K</text:span><text:span text:style-name="T1">i</text:span><text:span text:style-name="T1">r</text:span><text:span text:style-name="T1">b</text:span><text:span text:style-name="T1">y</text:span></text:p>
          </draw:text-box>
        </draw:frame>
        <draw:custom-shape draw:style-name="gr8" draw:text-style-name="P3" draw:layer="controls" svg:width="10.451cm" svg:height="4.968cm" svg:x="6.615cm" svg:y="8.144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controls" svg:x1="7.985cm" svg:y1="13.584cm" svg:x2="15.742cm" svg:y2="13.584cm">
          <text:p text:style-name="P4">tw</text:p>
        </draw:line>
        <draw:line draw:style-name="gr3" draw:text-style-name="P4" draw:layer="controls" svg:x1="3.566cm" svg:y1="13.112cm" svg:x2="3.566cm" svg:y2="8.144cm">
          <text:p text:style-name="P4">th</text:p>
        </draw:line>
        <draw:custom-shape draw:style-name="gr4" draw:text-style-name="P4" draw:layer="controls" svg:width="0.185cm" svg:height="0.185cm" svg:x="7.985cm" svg:y="11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controls" svg:width="1.467cm" svg:height="0.662cm" svg:x="7.771cm" svg:y="11.71cm">
          <draw:text-box>
            <text:p text:style-name="P5"><text:span text:style-name="T2">x</text:span><text:span text:style-name="T3">0</text:span><text:span text:style-name="T2">,y</text:span><text:span text:style-name="T3">0</text:span></text:p>
          </draw:text-box>
        </draw:frame>
        <draw:frame draw:style-name="gr6" draw:text-style-name="P7" draw:layer="controls" svg:width="1.864cm" svg:height="0.773cm" svg:x="5.922cm" svg:y="7.395cm">
          <draw:text-box>
            <text:p text:style-name="P5"><text:span text:style-name="T2">l,t</text:span></text:p>
          </draw:text-box>
        </draw:frame>
        <draw:line draw:style-name="gr3" draw:text-style-name="P4" draw:layer="controls" svg:x1="5.136cm" svg:y1="11.822cm" svg:x2="5.136cm" svg:y2="9.561cm">
          <text:p text:style-name="P4">ch</text:p>
        </draw:line>
        <draw:custom-shape draw:style-name="gr4" draw:text-style-name="P4" draw:layer="controls" svg:width="0.185cm" svg:height="0.185cm" svg:x="6.585cm" svg:y="8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controls" svg:width="1.489cm" svg:height="0.53cm" svg:x="6.661cm" svg:y="16.3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4" draw:layer="controls" svg:width="2.205cm" svg:height="0.53cm" svg:x="6.651cm" svg:y="18.12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7" draw:layer="controls" svg:width="1.864cm" svg:height="0.773cm" svg:x="16.317cm" svg:y="12.351cm">
          <draw:text-box>
            <text:p text:style-name="P5"><text:span text:style-name="T2">r,b</text:span></text:p>
          </draw:text-box>
        </draw:frame>
        <draw:custom-shape draw:style-name="gr4" draw:text-style-name="P4" draw:layer="controls" svg:width="0.185cm" svg:height="0.185cm" svg:x="16.98cm" svg:y="13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controls" svg:x1="6.586cm" svg:y1="13.584cm" svg:x2="7.985cm" svg:y2="13.584cm">
          <text:p text:style-name="P4">p</text:p>
        </draw:line>
        <draw:frame draw:style-name="gr7" draw:text-style-name="P4" draw:layer="controls" svg:width="1.818cm" svg:height="1.003cm" svg:x="6.661cm" svg:y="14.8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4" draw:layer="controls" svg:width="2.315cm" svg:height="0.53cm" svg:x="6.556cm" svg:y="17.24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4" draw:layer="controls" svg:width="1.556cm" svg:height="0.53cm" svg:x="6.613cm" svg:y="18.94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3" draw:text-style-name="P4" draw:layer="controls" svg:x1="15.742cm" svg:y1="13.584cm" svg:x2="17.141cm" svg:y2="13.584cm">
          <text:p text:style-name="P4">p</text:p>
        </draw:line>
        <draw:line draw:style-name="gr3" draw:text-style-name="P4" draw:layer="controls" svg:x1="5.136cm" svg:y1="13.136cm" svg:x2="5.136cm" svg:y2="11.737cm">
          <text:p text:style-name="P4">p</text:p>
        </draw:line>
        <draw:line draw:style-name="gr3" draw:text-style-name="P4" draw:layer="controls" svg:x1="5.136cm" svg:y1="9.561cm" svg:x2="5.136cm" svg:y2="8.162cm">
          <text:p text:style-name="P4">p</text:p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ba</meta:initial-creator>
    <meta:creation-date>2024-04-18T17:17:48.315158608</meta:creation-date>
    <dc:date>2024-04-18T21:37:27.289549800</dc:date>
    <dc:creator>abba</dc:creator>
    <meta:editing-duration>PT4H19M31S</meta:editing-duration>
    <meta:editing-cycles>19</meta:editing-cycles>
    <meta:generator>LibreOffice/7.5.7.1$Linux_X86_64 LibreOffice_project/47eb0cf7efbacdee9b19ae25d6752381ede23126</meta:generator>
    <meta:document-statistic meta:object-count="31"/>
  </office:meta>
</office:document-meta>
</file>

<file path=Object 1/content.xml><?xml version="1.0" encoding="utf-8"?>
<math xmlns="http://www.w3.org/1998/Math/MathML" display="block">
  <semantics>
    <mrow>
      <msub>
        <mi>x</mi>
        <mn>1</mn>
      </msub>
      <mo stretchy="false">=</mo>
      <msub>
        <mi>x</mi>
        <mn>0</mn>
      </msub>
    </mrow>
    <annotation encoding="StarMath 5.0">{ x_{1}  = x_{0}  } </annotation>
  </semantics>
</math>
</file>

<file path=Object 2/content.xml><?xml version="1.0" encoding="utf-8"?>
<math xmlns="http://www.w3.org/1998/Math/MathML" display="block">
  <semantics>
    <mrow>
      <msub>
        <mi>y</mi>
        <mn>1</mn>
      </msub>
      <mo stretchy="false">=</mo>
      <mrow>
        <msub>
          <mi>y</mi>
          <mn>0</mn>
        </msub>
        <mo stretchy="false">−</mo>
        <mi mathvariant="italic">ch</mi>
      </mrow>
    </mrow>
    <annotation encoding="StarMath 5.0">{ y_{1}  = y_{0}  - ch} </annotation>
  </semantics>
</math>
</file>

<file path=Object 3/content.xml><?xml version="1.0" encoding="utf-8"?>
<math xmlns="http://www.w3.org/1998/Math/MathML" display="block">
  <semantics>
    <mrow>
      <mi>l</mi>
      <mo stretchy="false">=</mo>
      <mrow>
        <msub>
          <mi>x</mi>
          <mn>0</mn>
        </msub>
        <mo stretchy="false">−</mo>
        <mi>p</mi>
      </mrow>
    </mrow>
    <annotation encoding="StarMath 5.0">{ l  = x_{0} - p } </annotation>
  </semantics>
</math>
</file>

<file path=Object 4/content.xml><?xml version="1.0" encoding="utf-8"?>
<math xmlns="http://www.w3.org/1998/Math/MathML" display="block">
  <semantics>
    <mrow>
      <mi>r</mi>
      <mo stretchy="false">=</mo>
      <mrow>
        <msub>
          <mi>x</mi>
          <mn>0</mn>
        </msub>
        <mo stretchy="false">+</mo>
        <mi mathvariant="italic">tw</mi>
        <mo stretchy="false">+</mo>
        <mi>p</mi>
      </mrow>
    </mrow>
    <annotation encoding="StarMath 5.0">{ r  = x_{0}  + tw + p} </annotation>
  </semantics>
</math>
</file>

<file path=Object 5/content.xml><?xml version="1.0" encoding="utf-8"?>
<math xmlns="http://www.w3.org/1998/Math/MathML" display="block">
  <semantics>
    <mrow>
      <mi>p</mi>
      <mo stretchy="false">=</mo>
      <mfrac>
        <mrow>
          <mi mathvariant="italic">th</mi>
          <mo stretchy="false">−</mo>
          <mi mathvariant="italic">ch</mi>
        </mrow>
        <mn>2</mn>
      </mfrac>
    </mrow>
    <annotation encoding="StarMath 5.0">{ p  =  frac {th - ch} {2}   } </annotation>
  </semantics>
</math>
</file>

<file path=Object 6/content.xml><?xml version="1.0" encoding="utf-8"?>
<math xmlns="http://www.w3.org/1998/Math/MathML" display="block">
  <semantics>
    <mrow>
      <mi>t</mi>
      <mo stretchy="false">=</mo>
      <mrow>
        <msub>
          <mi>y</mi>
          <mn>0</mn>
        </msub>
        <mo stretchy="false">−</mo>
        <mi mathvariant="italic">ch</mi>
        <mo stretchy="false">−</mo>
        <mi>p</mi>
      </mrow>
    </mrow>
    <annotation encoding="StarMath 5.0">{ t  = y_{0} - ch - p } </annotation>
  </semantics>
</math>
</file>

<file path=Object 7/content.xml><?xml version="1.0" encoding="utf-8"?>
<math xmlns="http://www.w3.org/1998/Math/MathML" display="block">
  <semantics>
    <mrow>
      <mi>b</mi>
      <mo stretchy="false">=</mo>
      <mrow>
        <msub>
          <mi>y</mi>
          <mn>0</mn>
        </msub>
        <mo stretchy="false">+</mo>
        <mi>p</mi>
      </mrow>
    </mrow>
    <annotation encoding="StarMath 5.0">{ b  = y_{0}  + p} </annotation>
  </semantics>
</math>
</file>